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1" svg:font-family="Arial" style:font-pitch="variable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01in" table:align="margins" style:writing-mode="lr-tb"/>
    </style:style>
    <style:style style:name="Table1.A" style:family="table-column">
      <style:table-column-properties style:column-width="2.1236in" style:rel-column-width="20556*"/>
    </style:style>
    <style:style style:name="Table1.B" style:family="table-column">
      <style:table-column-properties style:column-width="4.6465in" style:rel-column-width="449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cad3b" officeooo:paragraph-rsid="000cad3b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style="normal" officeooo:rsid="000d67c0" officeooo:paragraph-rsid="000d67c0" style:font-size-asian="20pt" style:font-style-asian="normal" style:font-size-complex="20pt" style:font-style-complex="normal"/>
    </style:style>
    <style:style style:name="P9" style:family="paragraph" style:parent-style-name="Standard">
      <style:text-properties officeooo:paragraph-rsid="0008f05c"/>
    </style:style>
    <style:style style:name="P10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1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07ec12" style:font-style-asian="italic" style:font-style-complex="italic"/>
    </style:style>
    <style:style style:name="P12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13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14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8f05c" style:font-style-asian="italic" style:font-style-complex="italic"/>
    </style:style>
    <style:style style:name="P15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ad3b" style:font-style-asian="italic" style:font-style-complex="italic"/>
    </style:style>
    <style:style style:name="P16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ad3b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7ec12" officeooo:paragraph-rsid="0008f05c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19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20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21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22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23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24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ac9a8" style:font-style-asian="italic" style:font-style-complex="italic"/>
    </style:style>
    <style:style style:name="P25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style:font-name="Arial"/>
    </style:style>
    <style:style style:name="P27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28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" fo:font-style="italic" officeooo:paragraph-rsid="000d67c0" style:font-style-asian="italic" style:font-style-complex="italic"/>
    </style:style>
    <style:style style:name="P29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" fo:font-style="normal" officeooo:paragraph-rsid="000d67c0" style:font-style-asian="normal" style:font-style-complex="normal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3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2" style:family="paragraph" style:parent-style-name="Table_20_Contents">
      <style:text-properties style:font-name="Arial1" fo:font-size="10pt" officeooo:rsid="0011769a" officeooo:paragraph-rsid="0011769a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10pt" fo:font-weight="bold" officeooo:rsid="0011769a" officeooo:paragraph-rsid="001176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-0.0209in" fo:margin-right="0in" fo:text-indent="0in" style:auto-text-indent="false"/>
      <style:text-properties style:font-name="Arial"/>
    </style:style>
    <style:style style:name="P35" style:family="paragraph" style:parent-style-name="Standard">
      <style:paragraph-properties fo:margin-left="-0.0209in" fo:margin-right="0in" fo:text-indent="0in" style:auto-text-indent="false"/>
      <style:text-properties style:font-name="Arial" fo:font-size="10pt" officeooo:rsid="000d67c0" officeooo:paragraph-rsid="000d67c0" style:font-size-asian="10pt" style:font-size-complex="10pt"/>
    </style:style>
    <style:style style:name="P36" style:family="paragraph" style:parent-style-name="Standard">
      <style:paragraph-properties fo:margin-left="-0.0209in" fo:margin-right="0in" fo:text-indent="0in" style:auto-text-indent="false"/>
      <style:text-properties style:font-name="Arial" fo:font-size="12pt" fo:font-style="italic" officeooo:rsid="000d67c0" officeooo:paragraph-rsid="000d67c0" style:font-size-asian="12pt" style:font-style-asian="italic" style:font-size-complex="12pt" style:font-style-complex="italic"/>
    </style:style>
    <style:style style:name="P37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38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" fo:font-size="10pt" fo:font-style="normal" officeooo:paragraph-rsid="000d67c0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" fo:font-size="10pt" fo:font-style="normal" officeooo:rsid="0011769a" officeooo:paragraph-rsid="0011769a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-0.0209in" fo:margin-right="0in" fo:text-indent="0in" style:auto-text-indent="false"/>
      <style:text-properties style:font-name="Arial" fo:font-size="10pt" officeooo:rsid="000d67c0" officeooo:paragraph-rsid="000d67c0" style:font-size-asian="10pt" style:font-size-complex="10pt"/>
    </style:style>
    <style:style style:name="P41" style:family="paragraph" style:parent-style-name="Standard">
      <style:paragraph-properties fo:margin-left="-0.0209in" fo:margin-right="0in" fo:text-indent="0in" style:auto-text-indent="false"/>
      <style:text-properties style:font-name="Arial" fo:font-size="10pt" officeooo:rsid="0013beae" officeooo:paragraph-rsid="0013beae" style:font-size-asian="10pt" style:font-size-complex="10pt"/>
    </style:style>
    <style:style style:name="P42" style:family="paragraph" style:parent-style-name="Standard">
      <style:paragraph-properties fo:margin-left="-0.0209in" fo:margin-right="0in" fo:text-indent="0in" style:auto-text-indent="false"/>
      <style:text-properties style:font-name="Arial" fo:font-size="12pt" fo:font-style="italic" officeooo:rsid="0013beae" officeooo:paragraph-rsid="0013beae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margin-left="-0.0209in" fo:margin-right="0in" fo:text-indent="0in" style:auto-text-indent="false"/>
      <style:text-properties style:font-name="Arial" fo:font-size="12pt" fo:font-style="italic" officeooo:rsid="000d67c0" officeooo:paragraph-rsid="000d67c0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margin-left="-0.0102in" fo:margin-right="0in" fo:text-indent="0in" style:auto-text-indent="false"/>
      <style:text-properties style:font-name="Arial" fo:font-style="itali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officeooo:rsid="000d67c0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00cad3b" style:font-size-asian="10pt" style:font-size-complex="10pt"/>
    </style:style>
    <style:style style:name="T6" style:family="text">
      <style:text-properties fo:font-style="italic" officeooo:rsid="000cad3b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cad3b" style:font-size-asian="10pt" style:font-size-complex="10pt"/>
    </style:style>
    <style:style style:name="T9" style:family="text">
      <style:text-properties fo:font-size="10pt" officeooo:rsid="000d67c0" style:font-size-asian="10pt" style:font-size-complex="10pt"/>
    </style:style>
    <style:style style:name="T10" style:family="text">
      <style:text-properties officeooo:rsid="000cad3b"/>
    </style:style>
    <style:style style:name="T11" style:family="text">
      <style:text-properties style:text-position="super 58%"/>
    </style:style>
    <style:style style:name="T12" style:family="text">
      <style:text-properties officeooo:rsid="000d67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line-break/></text:p>
      <text:p text:style-name="P12"/>
      <text:p text:style-name="P13">[YOUR PROJECT NAME]</text:p>
      <text:p text:style-name="P8">User Interface Desig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[List of Members in Alphabetical Order]</text:p>
      <text:p text:style-name="P9"/>
      <text:p text:style-name="P9"/>
      <text:p text:style-name="P9"/>
      <text:p text:style-name="P9"/>
      <text:p text:style-name="P9"/>
      <text:p text:style-name="P6">In partial fulfillment of Academic Requirements</text:p>
      <text:p text:style-name="P7">for the course</text:p>
      <text:p text:style-name="P7">CS 191 Software Engineering I</text:p>
      <text:p text:style-name="P7">of the </text:p>
      <text:p text:style-name="P7">1<text:span text:style-name="T11">st</text:span> Semester, AY <text:span text:style-name="T12">&lt;YYYY</text:span>-<text:span text:style-name="T12">YYYY&gt;</text:span></text:p>
      <text:p text:style-name="P14"/>
      <text:p text:style-name="P24">Unique Referenc<text:span text:style-name="T10">e</text:span>:</text:p>
      <text:p text:style-name="P16">The documents are stored in the [GitHub Repository Link].</text:p>
      <text:p text:style-name="P16">[File Reference in GitHub, preferably link.]</text:p>
      <text:p text:style-name="P14"/>
      <text:p text:style-name="P15">Document Purpose:</text:p>
      <text:p text:style-name="P16">[What is the purpose of the document?]</text:p>
      <text:p text:style-name="P16"/>
      <text:p text:style-name="P15">Target Audience:</text:p>
      <text:p text:style-name="P16">[Place here the target audience.]</text:p>
      <text:p text:style-name="P17"/>
      <text:p text:style-name="P17"/>
      <text:p text:style-name="P14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8">Revision Date</text:p>
            </table:table-cell>
            <table:table-cell table:style-name="Table3.A1" office:value-type="string">
              <text:p text:style-name="P18">Person Responsible</text:p>
            </table:table-cell>
            <table:table-cell table:style-name="Table3.A1" office:value-type="string">
              <text:p text:style-name="P19">Version</text:p>
              <text:p text:style-name="P19">Number</text:p>
            </table:table-cell>
            <table:table-cell table:style-name="Table3.D1" office:value-type="string">
              <text:p text:style-name="P18">Modification</text:p>
            </table:table-cell>
          </table:table-row>
        </table:table-header-rows>
        <table:table-row>
          <table:table-cell table:style-name="Table3.A2" office:value-type="string">
            <text:p text:style-name="P21">MM/DD/YY</text:p>
          </table:table-cell>
          <table:table-cell table:style-name="Table3.A2" office:value-type="string">
            <text:p text:style-name="P21">Juan de la Cruz</text:p>
          </table:table-cell>
          <table:table-cell table:style-name="Table3.A2" office:value-type="string">
            <text:p text:style-name="P25">1.0</text:p>
          </table:table-cell>
          <table:table-cell table:style-name="Table3.D2" office:value-type="string">
            <text:p text:style-name="P31">Initial Document; Version number should match the one below.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11"/>
      <text:p text:style-name="P23"/>
      <text:p text:style-name="P26"><text:span text:style-name="T6">Project Title</text:span>:<text:tab/><text:span text:style-name="T7">[</text:span><text:span text:style-name="T8">Title of the Project</text:span><text:span text:style-name="T7">]</text:span></text:p>
      <text:p text:style-name="P4"/>
      <text:p text:style-name="P27"><text:span text:style-name="T3">Use Case Specification</text:span><text:span text:style-name="T1">:<text:tab/></text:span><text:span text:style-name="T4">[Brief Description of the </text:span><text:span text:style-name="T5">project</text:span><text:span text:style-name="T4"> in 3-7 sentences.]</text:span></text:p>
      <text:p text:style-name="P30"/>
      <text:p text:style-name="P34"/>
      <text:p text:style-name="P36">Sample Screens:</text:p>
      <text:p text:style-name="P35"/>
      <text:p text:style-name="P35"/>
      <text:p text:style-name="P35">[ Place here 3-5 sample screen shots. ]</text:p>
      <text:p text:style-name="P35"/>
      <text:p text:style-name="P35"/>
      <text:p text:style-name="P42">InVision Link(s):</text:p>
      <text:p text:style-name="P41"/>
      <text:p text:style-name="P41">[ Place here the links to the InVision prototypes that are shared publicly. <text:s/>]</text:p>
      <text:p text:style-name="P35"/>
      <text:p text:style-name="P36"/>
      <text:p text:style-name="P36">Participatory Design:</text:p>
      <text:p text:style-name="P35"/>
      <text:p text:style-name="P35">The videos links are as follows:</text:p>
      <text:p text:style-name="P35"/>
      <text:p text:style-name="P35">[ Place here the video links. ]</text:p>
      <text:p text:style-name="P10"/>
      <text:p text:style-name="P44"/>
      <text:p text:style-name="P28"><text:span text:style-name="T12">Suggested Improvement(s)</text:span>:<text:tab/></text:p>
      <text:p text:style-name="P28"/>
      <text:p text:style-name="P29"><text:span text:style-name="T7">[ </text:span><text:span text:style-name="T9">Place here the compilation of improvements that your prototype should have. <text:s/></text:span><text:span text:style-name="T7">]</text:span></text:p>
      <text:p text:style-name="P38"/>
      <text:p text:style-name="P38"/>
      <text:p text:style-name="P38"/>
      <text:p text:style-name="P38"/>
      <text:p text:style-name="P39">Accountability Report:</text:p>
      <text:p text:style-name="P3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Team Member</text:p>
          </table:table-cell>
          <table:table-cell table:style-name="Table1.B1" office:value-type="string">
            <text:p text:style-name="P33">User Interface Design Task</text:p>
          </table:table-cell>
        </table:table-row>
        <table:table-row>
          <table:table-cell table:style-name="Table1.A2" office:value-type="string">
            <text:p text:style-name="P32">[Name of Team Member]</text:p>
          </table:table-cell>
          <table:table-cell table:style-name="Table1.B2" office:value-type="string">
            <text:p text:style-name="P32">[List of task she is responsible for in creating the user interface]</text:p>
            <text:p text:style-name="P32">[Eg. <text:s/>created the prototype of users logging in, video taped the participatory design, facilitated the participatory design, documented the improvements etc.]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2" office:value-type="string">
            <text:p text:style-name="P32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1" svg:font-family="Arial" style:font-pitch="variable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3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5.2.3.5$MacOSX_X86_64 LibreOffice_project/83adc9c35c74e0badc710d981405858b1179a327</meta:generator>
    <meta:initial-creator>Weng Solamo</meta:initial-creator>
    <meta:creation-date>2006-07-10T13:37:45</meta:creation-date>
    <dc:date>2017-11-02T14:41:16.866342000</dc:date>
    <dc:language>de-DE</dc:language>
    <meta:editing-cycles>15</meta:editing-cycles>
    <meta:editing-duration>PT32M35S</meta:editing-duration>
    <meta:document-statistic meta:table-count="2" meta:image-count="0" meta:object-count="0" meta:page-count="3" meta:paragraph-count="53" meta:word-count="241" meta:character-count="1573" meta:non-whitespace-character-count="1374"/>
    <meta:user-defined meta:name="Info 1"/>
    <meta:user-defined meta:name="Info 2"/>
    <meta:user-defined meta:name="Info 3"/>
    <meta:user-defined meta:name="Info 4"/>
  </office:meta>
</office:document-meta>
</file>